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408cm"/>
    </style:style>
    <style:style style:name="Tabla1.B" style:family="table-column">
      <style:table-column-properties style:column-width="9.687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058cm" fo:keep-together="auto"/>
    </style:style>
    <style:style style:name="Tabla1.4" style:family="table-row">
      <style:table-row-properties style:min-row-height="1.614cm" fo:keep-together="auto"/>
    </style:style>
    <style:style style:name="Tabla1.5" style:family="table-row">
      <style:table-row-properties style:min-row-height="1.508cm" fo:keep-together="auto"/>
    </style:style>
    <style:style style:name="Tabla1.7" style:family="table-row">
      <style:table-row-properties style:min-row-height="0.847cm" fo:keep-together="auto"/>
    </style:style>
    <style:style style:name="P1" style:family="paragraph" style:parent-style-name="Standard">
      <style:paragraph-properties fo:margin-left="-1cm" fo:margin-right="0cm" fo:text-align="center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-1cm" fo:margin-right="0cm" fo:text-align="justify" style:justify-single-word="false" fo:text-indent="0cm" style:auto-text-indent="false">
        <style:tab-stops>
          <style:tab-stop style:position="10.266cm"/>
        </style:tab-stops>
      </style:paragraph-properties>
      <style:text-properties style:font-name="Arial" fo:font-size="11pt" officeooo:paragraph-rsid="007e2940" style:font-size-asian="11pt" style:font-name-complex="Arial" style:font-size-complex="11pt"/>
    </style:style>
    <style:style style:name="P3" style:family="paragraph" style:parent-style-name="Standard">
      <style:paragraph-properties fo:margin-left="-1cm" fo:margin-right="0cm" fo:text-align="center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officeooo:paragraph-rsid="007e2940" style:font-size-asian="11pt" style:font-name-complex="Arial" style:font-size-complex="11pt"/>
    </style:style>
    <style:style style:name="P4" style:family="paragraph" style:parent-style-name="Standard">
      <style:paragraph-properties fo:margin-left="-1cm" fo:margin-right="0cm" fo:text-align="end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officeooo:paragraph-rsid="007e2940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5.002cm"/>
        </style:tab-stops>
      </style:paragraph-properties>
      <style:text-properties style:font-name="Arial" fo:font-size="11pt" officeooo:rsid="0083ea84" officeooo:paragraph-rsid="0083ea84" style:font-size-asian="11pt" style:font-name-complex="Arial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10" style:family="paragraph" style:parent-style-name="Standard">
      <style:paragraph-properties fo:hyphenation-ladder-count="no-limit"/>
      <style:text-properties style:font-name="Arial" fo:font-size="11pt" fo:language="es" fo:country="AR" fo:font-weight="bold" officeooo:paragraph-rsid="007d61c9" style:font-size-asian="11pt" style:language-asian="es" style:country-asian="AR" style:font-weight-asian="bold" style:font-name-complex="Arial" style:font-size-complex="11pt" style:font-weight-complex="bold" fo:hyphenate="true" fo:hyphenation-remain-char-count="2" fo:hyphenation-push-char-count="2"/>
    </style:style>
    <style:style style:name="P11" style:family="paragraph" style:parent-style-name="Standard">
      <style:paragraph-properties fo:text-align="center" style:justify-single-word="false" fo:hyphenation-ladder-count="no-limit"/>
      <style:text-properties style:font-name="Arial" fo:font-size="11pt" fo:language="es" fo:country="AR" officeooo:paragraph-rsid="0080d170" style:font-size-asian="11pt" style:language-asian="es" style:country-asian="AR" style:font-name-complex="Arial" style:font-size-complex="11pt" fo:hyphenate="tru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 fo:hyphenation-ladder-count="no-limit"/>
      <style:text-properties style:font-name="Arial" fo:font-size="11pt" fo:language="es" fo:country="AR" officeooo:paragraph-rsid="009f917a" style:font-size-asian="11pt" style:language-asian="es" style:country-asian="AR" style:font-name-complex="Arial" style:font-size-complex="11pt" fo:hyphenate="true" fo:hyphenation-remain-char-count="2" fo:hyphenation-push-char-count="2"/>
    </style:style>
    <style:style style:name="P13" style:family="paragraph" style:parent-style-name="Standard">
      <style:paragraph-properties fo:text-align="end" style:justify-single-word="false">
        <style:tab-stops>
          <style:tab-stop style:position="15.002cm"/>
        </style:tab-stops>
      </style:paragraph-properties>
      <style:text-properties style:font-name="Arial" fo:font-size="11pt" fo:font-weight="normal" officeooo:rsid="001f30e1" officeooo:paragraph-rsid="0080d170" style:font-size-asian="11pt" style:font-weight-asian="normal" style:font-name-complex="Ari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style:text-underline-style="none" fo:font-weight="normal" officeooo:rsid="0079a35c" officeooo:paragraph-rsid="001f30e1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" fo:font-size="11pt" fo:letter-spacing="-0.012cm" fo:language="es" fo:country="AR" fo:font-weight="normal" officeooo:rsid="001f30e1" officeooo:paragraph-rsid="007e294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6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" fo:font-size="11pt" fo:letter-spacing="-0.012cm" fo:language="es" fo:country="AR" fo:font-weight="normal" officeooo:rsid="001f30e1" officeooo:paragraph-rsid="0080d17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7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" fo:font-size="11pt" fo:letter-spacing="-0.012cm" fo:language="es" fo:country="AR" fo:font-weight="normal" officeooo:rsid="001f30e1" officeooo:paragraph-rsid="008318d4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8" style:family="paragraph" style:parent-style-name="Standard">
      <style:paragraph-properties fo:margin-left="-1cm" fo:margin-right="0cm" fo:text-align="justify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fo:font-weight="normal" officeooo:paragraph-rsid="007d61c9" style:font-size-asian="11pt" style:font-weight-asian="normal" style:font-name-complex="Arial" style:font-size-complex="11pt" style:font-weight-complex="normal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1pt" fo:letter-spacing="-0.012cm" style:text-underline-style="none" fo:font-weight="normal" officeooo:rsid="001f30e1" officeooo:paragraph-rsid="007e2940" fo:background-color="transparent" style:font-size-asian="11pt" style:font-weight-asian="normal" style:font-name-complex="Lucida Sans" style:font-size-complex="11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" fo:font-size="11pt" fo:letter-spacing="-0.012cm" fo:language="es" fo:country="AR" fo:font-weight="normal" officeooo:rsid="001f30e1" officeooo:paragraph-rsid="0083ea84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2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T1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2" style:family="text">
      <style:text-properties fo:color="#221f1f" style:text-position="-5% 100%" fo:letter-spacing="-0.012cm" fo:language="es" fo:country="AR" style:language-asian="es" style:country-asian="AR" style:font-name-complex="Lucida Sans"/>
    </style:style>
    <style:style style:name="T3" style:family="text">
      <style:text-properties fo:color="#221f1f" style:text-position="-5% 100%" fo:font-size="11pt" fo:letter-spacing="-0.012cm" fo:font-weight="normal" officeooo:rsid="001f30e1" style:font-size-asian="11pt" style:font-weight-asian="normal" style:font-name-complex="Lucida Sans" style:font-size-complex="11pt" style:font-weight-complex="normal"/>
    </style:style>
    <style:style style:name="T4" style:family="text">
      <style:text-properties fo:font-size="11pt" style:font-size-asian="11pt" style:font-name-complex="Arial" style:font-size-complex="11pt"/>
    </style:style>
    <style:style style:name="T5" style:family="text">
      <style:text-properties officeooo:rsid="0083ea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Expediente Nº </text:span><text:span text:style-name="T3"><text:placeholder text:placeholder-type="text">&lt;o.expedient_id.number&gt;</text:placeholder></text:span></text:p>
      <text:p text:style-name="P2"><text:tab/><text:tab/> <text:s text:c="4"/><text:tab/><text:tab/><text:tab/> Fs. <text:span text:style-name="T1">…..</text:span></text:p>
      <text:p text:style-name="P5">CONTADURÌA GENERAL</text:p>
      <text:p text:style-name="P5">RENDICION DE CUENTAS DE TERCEROS</text:p>
      <text:p text:style-name="P7">Responsables para con la administración</text:p>
      <text:p text:style-name="P1"/>
      <text:p text:style-name="P3">DISPOSICION Nº <text:span text:style-name="T1"><text:placeholder text:placeholder-type="text">&lt;o.approval_arrangement_id.number&gt;</text:placeholder></text:span></text:p>
      <text:p text:style-name="P6">VISTO:</text:p>
      <text:p text:style-name="P9">La rendición de cuentas presentada con relación al subsidio otorgado por el Concejo <text:s/>Municipal de acuerdo a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EXPEDIENTE PARLAMENTARIO N° / RESOLUCIÓN OTORGANTE</text:p>
          </table:table-cell>
          <table:table-cell table:style-name="Tabla1.B1" office:value-type="string">
            <text:p text:style-name="P15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10">EXPEDIENTE ADMINISTRATIVO N°</text:p>
          </table:table-cell>
          <table:table-cell table:style-name="Tabla1.B2" office:value-type="string">
            <text:p text:style-name="P17"><text:placeholder text:placeholder-type="text">&lt;o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10">ORDEN DE PAGO N°</text:p>
          </table:table-cell>
          <table:table-cell table:style-name="Tabla1.B2" office:value-type="string">
            <text:p text:style-name="P19"><text:placeholder text:placeholder-type="text">&lt;', '.join(o.subsidy_id.advance_payment_group_ids.mapped('display_name'))&gt;</text:placeholder></text:p>
          </table:table-cell>
        </table:table-row>
        <table:table-row table:style-name="Tabla1.4">
          <table:table-cell table:style-name="Tabla1.A2" office:value-type="string">
            <text:p text:style-name="P10">BENEFICIARIO</text:p>
          </table:table-cell>
          <table:table-cell table:style-name="Tabla1.B2" office:value-type="string">
            <text:p text:style-name="P12"><text:span text:style-name="T1"><text:placeholder text:placeholder-type="text">&lt;o.subsidy_id.partner_id.name&gt;</text:placeholder></text:span><text:span text:style-name="T1"> <text:s/></text:span><text:span text:style-name="T1"><text:placeholder text:placeholder-type="text">&lt;o.subsidy_id.partner_id.main_id_category_id.name&gt;</text:placeholder></text:span><text:span text:style-name="T1"> </text:span><text:span text:style-name="T1"><text:placeholder text:placeholder-type="text">&lt;o.subsidy_id.partner_id.main_id_number&gt;</text:placeholder></text:span><text:span text:style-name="T1"> </text:span><text:span text:style-name="T1"><text:placeholder text:placeholder-type="text">&lt;o.subsidy_id.partner_id.street&gt;</text:placeholder></text:span><text:span text:style-name="T1"> </text:span>- <text:s/><text:span text:style-name="T1"><text:placeholder text:placeholder-type="text">&lt;o.subsidy_id.partner_id.phone&gt;</text:placeholder></text:span></text:p>
          </table:table-cell>
        </table:table-row>
        <table:table-row table:style-name="Tabla1.5">
          <table:table-cell table:style-name="Tabla1.A2" office:value-type="string">
            <text:p text:style-name="P10">DESTINO DEL SUBSIDIO</text:p>
          </table:table-cell>
          <table:table-cell table:style-name="Tabla1.B2" office:value-type="string">
            <text:p text:style-name="P11"><text:span text:style-name="T1"><text:placeholder text:placeholder-type="text">&lt;o.subsidy_id.destination&gt;</text:placeholder></text:span> </text:p>
          </table:table-cell>
        </table:table-row>
        <table:table-row table:style-name="Tabla1.2">
          <table:table-cell table:style-name="Tabla1.A2" office:value-type="string">
            <text:p text:style-name="P10">FECHA DEL CARGO</text:p>
          </table:table-cell>
          <table:table-cell table:style-name="Tabla1.B2" office:value-type="string">
            <text:p text:style-name="P16"><text:placeholder text:placeholder-type="text">&lt;formatLang(o.subsidy_id.cargo_date, date=True)&gt;</text:placeholder></text:p>
          </table:table-cell>
        </table:table-row>
        <table:table-row table:style-name="Tabla1.7">
          <table:table-cell table:style-name="Tabla1.A2" office:value-type="string">
            <text:p text:style-name="P10">FECHA VENCIMIENTO RENDICIÓN </text:p>
          </table:table-cell>
          <table:table-cell table:style-name="Tabla1.B2" office:value-type="string">
            <text:p text:style-name="P16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10">IMPORTE</text:p>
          </table:table-cell>
          <table:table-cell table:style-name="Tabla1.B2" office:value-type="string">
            <text:p text:style-name="P20"><text:placeholder text:placeholder-type="text">&lt;formatLang(o.approval_arrangement_id.approved_amount)&gt;</text:placeholder> <text:span text:style-name="T5">(Pesos </text:span><text:placeholder text:placeholder-type="text">&lt;number_to_string(o.approval_arrangement_id.approved_amount)&gt;</text:placeholder><text:span text:style-name="T5">)</text:span></text:p>
          </table:table-cell>
        </table:table-row>
      </table:table>
      <text:p text:style-name="P8"/>
      <text:p text:style-name="P8"/>
      <text:p text:style-name="P8"/>
      <text:p text:style-name="P9">CONSIDERANDO: </text:p>
      <text:p text:style-name="P6">Que se han controlado los comprobantes de gastos estimándose verificada la erogación del importe <text:s/>indicado.</text:p>
      <text:p text:style-name="P22">Que la conclusión a la que se ha arribado resulta sin perjuicio de lo que pudiera determinarse con relación a las cuentas aprobadas y por las materias en ella comprendidas cuando surja posteriormente un daño imputable a culpa o negligencia del responsable.</text:p>
      <text:p text:style-name="P23">LA CONTADURIA GENERAL</text:p>
      <text:p text:style-name="P23">DISPONE</text:p>
      <text:p text:style-name="P22">1º <text:s/>Aprobar la rendición de cuentas presentada con relación al subsidio otorgado por el Concejo Municipal conforme a los vistos y considerandos de la presente.</text:p>
      <text:p text:style-name="P22">2º. Archivar las presentes actuaciones en la Contaduría General.</text:p>
      <text:p text:style-name="P18"/>
      <text:p text:style-name="P13">ROSARIO <text:span text:style-name="T2"><text:placeholder text:placeholder-type="text">&lt;formatLang(o.date, date=True)&gt;</text:placeholder>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9-15T12:16:33.343807404</dc:date>
    <meta:editing-duration>P2DT6H4M42S</meta:editing-duration>
    <meta:editing-cycles>127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1" meta:paragraph-count="32" meta:word-count="181" meta:character-count="1772" meta:non-whitespace-character-count="160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